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3809de"/>
    </style:style>
    <style:style style:name="P3" style:family="paragraph" style:parent-style-name="Preformatted_20_Text">
      <style:text-properties officeooo:rsid="001bd92a" officeooo:paragraph-rsid="0026a4db"/>
    </style:style>
    <style:style style:name="P4" style:family="paragraph" style:parent-style-name="Preformatted_20_Text">
      <style:text-properties officeooo:rsid="001bd92a" officeooo:paragraph-rsid="00398515"/>
    </style:style>
    <style:style style:name="P5" style:family="paragraph" style:parent-style-name="Preformatted_20_Text">
      <style:text-properties officeooo:rsid="001bd92a" officeooo:paragraph-rsid="0039b036"/>
    </style:style>
    <style:style style:name="P6" style:family="paragraph" style:parent-style-name="Preformatted_20_Text">
      <style:text-properties officeooo:rsid="0026a4db" officeooo:paragraph-rsid="003809de"/>
    </style:style>
    <style:style style:name="P7" style:family="paragraph" style:parent-style-name="Preformatted_20_Text">
      <style:text-properties officeooo:rsid="0026a4db" officeooo:paragraph-rsid="0026a4db"/>
    </style:style>
    <style:style style:name="P8" style:family="paragraph" style:parent-style-name="Preformatted_20_Text">
      <style:text-properties officeooo:rsid="0026a4db" officeooo:paragraph-rsid="0035da92"/>
    </style:style>
    <style:style style:name="P9" style:family="paragraph" style:parent-style-name="Preformatted_20_Text">
      <style:text-properties officeooo:rsid="00398515" officeooo:paragraph-rsid="00398515"/>
    </style:style>
    <style:style style:name="P10" style:family="paragraph" style:parent-style-name="Preformatted_20_Text">
      <style:text-properties officeooo:rsid="00398515" officeooo:paragraph-rsid="003aaebe"/>
    </style:style>
    <style:style style:name="P11" style:family="paragraph" style:parent-style-name="Preformatted_20_Text">
      <style:text-properties officeooo:rsid="00398515" officeooo:paragraph-rsid="003d2b92"/>
    </style:style>
    <style:style style:name="P12" style:family="paragraph" style:parent-style-name="Preformatted_20_Text">
      <style:text-properties fo:font-weight="bold" officeooo:rsid="00398515" officeooo:paragraph-rsid="0039b036" style:font-weight-asian="bold" style:font-weight-complex="bold"/>
    </style:style>
    <style:style style:name="P13" style:family="paragraph" style:parent-style-name="Preformatted_20_Text">
      <style:text-properties officeooo:rsid="003d2b92" officeooo:paragraph-rsid="003d2b92"/>
    </style:style>
    <style:style style:name="P14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15" style:family="paragraph" style:parent-style-name="Subtitle">
      <style:text-properties officeooo:rsid="001bd92a" officeooo:paragraph-rsid="001bd92a"/>
    </style:style>
    <style:style style:name="P16" style:family="paragraph" style:parent-style-name="Subtitle">
      <style:text-properties officeooo:paragraph-rsid="0036c8e2"/>
    </style:style>
    <style:style style:name="P17" style:family="paragraph" style:parent-style-name="Standard">
      <style:text-properties officeooo:rsid="0036c8e2" officeooo:paragraph-rsid="0036c8e2"/>
    </style:style>
    <style:style style:name="P18" style:family="paragraph" style:parent-style-name="Preformatted_20_Text">
      <style:text-properties officeooo:paragraph-rsid="003809de"/>
    </style:style>
    <style:style style:name="P19" style:family="paragraph" style:parent-style-name="Preformatted_20_Text">
      <style:text-properties officeooo:paragraph-rsid="00286772"/>
    </style:style>
    <style:style style:name="P20" style:family="paragraph" style:parent-style-name="Preformatted_20_Text">
      <style:text-properties officeooo:rsid="001bd92a" officeooo:paragraph-rsid="00286772"/>
    </style:style>
    <style:style style:name="P21" style:family="paragraph" style:parent-style-name="Preformatted_20_Text">
      <style:text-properties officeooo:rsid="001bd92a" officeooo:paragraph-rsid="003d48ea"/>
    </style:style>
    <style:style style:name="P22" style:family="paragraph" style:parent-style-name="Preformatted_20_Text">
      <style:text-properties officeooo:paragraph-rsid="003d48ea"/>
    </style:style>
    <style:style style:name="P23" style:family="paragraph" style:parent-style-name="Preformatted_20_Text">
      <style:text-properties officeooo:rsid="003dbf7e" officeooo:paragraph-rsid="003dbf7e"/>
    </style:style>
    <style:style style:name="P24" style:family="paragraph" style:parent-style-name="Standard">
      <style:text-properties officeooo:paragraph-rsid="0036c8e2"/>
    </style:style>
    <style:style style:name="P25" style:family="paragraph" style:parent-style-name="Standard">
      <style:text-properties officeooo:paragraph-rsid="003d48ea"/>
    </style:style>
    <style:style style:name="P26" style:family="paragraph" style:parent-style-name="Standard">
      <style:text-properties officeooo:paragraph-rsid="003809de"/>
    </style:style>
    <style:style style:name="P27" style:family="paragraph" style:parent-style-name="Standard">
      <style:text-properties officeooo:rsid="00342330" officeooo:paragraph-rsid="0036c8e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809de" style:font-weight-asian="bold" style:font-weight-complex="bold"/>
    </style:style>
    <style:style style:name="T3" style:family="text">
      <style:text-properties fo:font-weight="bold" officeooo:rsid="00398515" style:font-weight-asian="bold" style:font-weight-complex="bold"/>
    </style:style>
    <style:style style:name="T4" style:family="text">
      <style:text-properties fo:font-weight="bold" officeooo:rsid="003aaebe" style:font-weight-asian="bold" style:font-weight-complex="bold"/>
    </style:style>
    <style:style style:name="T5" style:family="text">
      <style:text-properties officeooo:rsid="001ca267"/>
    </style:style>
    <style:style style:name="T6" style:family="text">
      <style:text-properties officeooo:rsid="00216317"/>
    </style:style>
    <style:style style:name="T7" style:family="text">
      <style:text-properties officeooo:rsid="0026a4db"/>
    </style:style>
    <style:style style:name="T8" style:family="text">
      <style:text-properties officeooo:rsid="0022f7a9"/>
    </style:style>
    <style:style style:name="T9" style:family="text">
      <style:text-properties officeooo:rsid="002a0009"/>
    </style:style>
    <style:style style:name="T10" style:family="text">
      <style:text-properties officeooo:rsid="002f84aa"/>
    </style:style>
    <style:style style:name="T11" style:family="text">
      <style:text-properties officeooo:rsid="003443f9"/>
    </style:style>
    <style:style style:name="T12" style:family="text">
      <style:text-properties officeooo:rsid="003486db"/>
    </style:style>
    <style:style style:name="T13" style:family="text">
      <style:text-properties officeooo:rsid="0035da92"/>
    </style:style>
    <style:style style:name="T14" style:family="text">
      <style:text-properties officeooo:rsid="0036c8e2"/>
    </style:style>
    <style:style style:name="T15" style:family="text">
      <style:text-properties officeooo:rsid="003809de"/>
    </style:style>
    <style:style style:name="T16" style:family="text">
      <style:text-properties officeooo:rsid="00398515"/>
    </style:style>
    <style:style style:name="T17" style:family="text">
      <style:text-properties officeooo:rsid="003d2b92"/>
    </style:style>
    <style:style style:name="T18" style:family="text">
      <style:text-properties officeooo:rsid="003d48ea"/>
    </style:style>
    <style:style style:name="T19" style:family="text">
      <style:text-properties officeooo:rsid="00345ed2"/>
    </style:style>
    <style:style style:name="T20" style:family="text">
      <style:text-properties style:font-name="Liberation Mono" fo:font-size="10pt" officeooo:rsid="003d48ea" style:font-name-asian="Nimbus Mono L" style:font-size-asian="10pt" style:font-name-complex="Liberation Mono" style:font-size-complex="10pt"/>
    </style:style>
    <style:style style:name="T21" style:family="text">
      <style:text-properties officeooo:rsid="001bd9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Разработка <text:span text:style-name="T6">пользовательского </text:span>Web-интерфейс<text:span text:style-name="T6">а</text:span></text:p>
      <text:p text:style-name="P14">(с) Сергей Синица 20<text:span text:style-name="T18">20</text:span></text:p>
      <text:p text:style-name="P1"/>
      <text:p text:style-name="P16">ЗАДАНИЕ <text:span text:style-name="T18">5</text:span></text:p>
      <text:p text:style-name="P26"><text:span text:style-name="T14">Разработать на JavaScript калькулятор стоимости </text:span><text:span text:style-name="T18">заказа</text:span><text:span text:style-name="T14">. Калькулятор должен содержать:</text:span></text:p>
      <text:p text:style-name="P24"><text:span text:style-name="T19">- </text:span><text:span text:style-name="T18">текстовое </text:span><text:span text:style-name="T19">поле для ввода </text:span><text:span text:style-name="T18">цены товара</text:span><text:span text:style-name="T19">;</text:span></text:p>
      <text:p text:style-name="P25"><text:span text:style-name="T19">- </text:span><text:span text:style-name="T18">текстовое </text:span><text:span text:style-name="T19">поле для ввода </text:span><text:span text:style-name="T18">количества товара</text:span><text:span text:style-name="T19">;</text:span></text:p>
      <text:p text:style-name="P24"><text:span text:style-name="T19">- </text:span><text:span text:style-name="T18">кнопка подсчета стоимости.</text:span></text:p>
      <text:p text:style-name="P27"/>
      <text:p text:style-name="P17"><text:span text:style-name="T18">При нажатии на кнопку на странце выводится стоимость заказа, рассчитываемая как произведение цены и количества</text:span>.</text:p>
      <text:p text:style-name="P1"/>
      <text:p text:style-name="P15">СДАЧА РАБОТЫ И ОЦЕНИВАНИЕ</text:p>
      <text:p text:style-name="P1"><text:span text:style-name="T13">Страница</text:span> <text:span text:style-name="T13">или сайт </text:span>публикуется в интернете в виде статического веб-сайта, </text:p>
      <text:p text:style-name="P1">в Moodle на проверку отправляется ссылка на сайт.</text:p>
      <text:p text:style-name="P1"/>
      <text:p text:style-name="P1">Время выполнения задания до <text:span text:style-name="T11">4</text:span> часов, включая самостоятельную работу. </text:p>
      <text:p text:style-name="P1"/>
      <text:p text:style-name="P3">За задание выставляется <text:span text:style-name="T1">до 40 баллов</text:span>:</text:p>
      <text:p text:style-name="P7">-<text:span text:style-name="T10">5</text:span> <text:span text:style-name="T15">подключение кода калькулятора во внешнем файле .js в нижней части страницы или в head с помощью script defer;</text:span></text:p>
      <text:p text:style-name="P7">-<text:span text:style-name="T12">5</text:span> баллов <text:span text:style-name="T15">инициализация JS-кода калькулятора и подключение обработчиков событий элементов формы после загрузки DOM с помощью обработчика события DOMContentLoaded;</text:span></text:p>
      <text:p text:style-name="P18"><text:span text:style-name="T7">-</text:span><text:span text:style-name="T20">15</text:span><text:span text:style-name="T7"> баллов </text:span><text:span text:style-name="T20">корректный подсчет стоимости товара при нажатии на кнопку</text:span><text:span text:style-name="T7">;</text:span></text:p>
      <text:p text:style-name="P8">-<text:span text:style-name="T12">5</text:span> <text:span text:style-name="T18">проверка корректности ввода данных регулярным выражением и отображение сообщения об ошибке если в поле введены недопустимые символы</text:span>;</text:p>
      <text:p text:style-name="P2">-до <text:span text:style-name="T5">5</text:span> баллов за соблюдение стандартов кодирования HTML <text:span text:style-name="T7">и JavaScript</text:span>,</text:p>
      <text:p text:style-name="P4"><text:span text:style-name="T7">-до 5 баллов за отсутствие Error при валидации HTML-разметки по https://validator.w3.org/ и отсутствие Error и Warning при валидации JavaScript с помощью https://www.jslint.com/</text:span>. </text:p>
      <text:p text:style-name="P1"/>
      <text:p text:style-name="P5">Не допускается просрочка выполнения задания <text:span text:style-name="T9">(</text:span>просроченное задание оценивается в 0 баллов<text:span text:style-name="T9">)</text:span>.</text:p>
      <text:p text:style-name="P12"/>
      <text:p text:style-name="P5"><text:span text:style-name="T3">Не допускается использование сторонних библиотек</text:span><text:span text:style-name="T16">, в том числе JQuery (иначе задание оценивается в 0 баллов).</text:span></text:p>
      <text:p text:style-name="P1"/>
      <text:p text:style-name="Subtitle">МЕТОДИЧЕСКИЕ УКАЗАНИЯ </text:p>
      <text:p text:style-name="P19"><text:span text:style-name="T21">Ознакомьтесь </text:span><text:span text:style-name="T8">материалом по JavaScript в </text:span><text:span text:style-name="T21">раздел</text:span><text:span text:style-name="T8">е</text:span><text:span text:style-name="T21"> «</text:span><text:span text:style-name="T15">РАЗРАБОТКА КЛИЕНТСКИХ ВЕБ-ПРИЛОЖЕНИЙ</text:span><text:span text:style-name="T21">» учебного пособия "Веб-разработка и веб-сервисы" и содержанием лекции №</text:span><text:span text:style-name="T20">5</text:span><text:span text:style-name="T21">.</text:span></text:p>
      <text:p text:style-name="P20"/>
      <text:p text:style-name="P22"><text:span text:style-name="T16">Пример </text:span><text:span text:style-name="T18">работы с формой и вывода на страницу </text:span><text:span text:style-name="T16">в файле js-</text:span><text:span text:style-name="T20">form</text:span><text:span text:style-name="T16">.html.</text:span></text:p>
      <text:p text:style-name="P21"/>
      <text:p text:style-name="P20"><text:span text:style-name="T16">Пример использования </text:span>DOMContentLoaded <text:span text:style-name="T16">и назначения обработчика на кнопку в файле js-events.html.</text:span></text:p>
      <text:p text:style-name="P20"/>
      <text:p text:style-name="P23">Для преобразования строки в число воспользуйтесь функцией parseInt().</text:p>
      <text:p text:style-name="P20"/>
      <text:p text:style-name="P9">Для онлайн валидации JavaScript с помощью ESLint можно воспользоваться сайтом https://www.jslint.com/ Отметить опции Assume… browser, tolerate this и fo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1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5f_1" style:display-name="Обычный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2T11:58:29.215404943</dc:date>
    <meta:editing-duration>P1DT20H43M26S</meta:editing-duration>
    <meta:editing-cycles>19</meta:editing-cycles>
    <meta:generator>LibreOffice/6.4.6.2$Linux_X86_64 LibreOffice_project/40$Build-2</meta:generator>
    <meta:document-statistic meta:table-count="0" meta:image-count="0" meta:object-count="0" meta:page-count="1" meta:paragraph-count="27" meta:word-count="281" meta:character-count="2123" meta:non-whitespace-character-count="1865"/>
  </office:meta>
</office:document-meta>
</file>